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7.25pt"/>
    </style:style>
    <style:style style:name="P2" style:family="paragraph" style:parent-style-name="Standard">
      <style:paragraph-properties style:writing-mode="lr-tb"/>
      <style:text-properties style:font-name="sans-serif" fo:font-size="17.25pt" officeooo:paragraph-rsid="001a59ea"/>
    </style:style>
    <style:style style:name="P3" style:family="paragraph" style:parent-style-name="Standard">
      <style:paragraph-properties style:writing-mode="lr-tb"/>
      <style:text-properties style:font-name="sans-serif" fo:font-size="17.25pt" officeooo:rsid="001b94a8" officeooo:paragraph-rsid="001b94a8"/>
    </style:style>
    <style:style style:name="P4" style:family="paragraph" style:parent-style-name="Standard">
      <style:paragraph-properties style:writing-mode="lr-tb"/>
      <style:text-properties style:font-name="sans-serif" fo:font-size="17.25pt" officeooo:rsid="001ba53e" officeooo:paragraph-rsid="001ba53e"/>
    </style:style>
    <style:style style:name="P5" style:family="paragraph" style:parent-style-name="Standard">
      <style:paragraph-properties style:writing-mode="lr-tb"/>
      <style:text-properties style:font-name="sans-serif" fo:font-size="17.25pt" officeooo:rsid="001b94a8" officeooo:paragraph-rsid="001b94a8" fo:background-color="#bf0041"/>
    </style:style>
    <style:style style:name="P6" style:family="paragraph" style:parent-style-name="Standard">
      <style:paragraph-properties style:writing-mode="lr-tb"/>
      <style:text-properties style:font-name="sans-serif" fo:font-size="17.25pt" officeooo:rsid="001ba53e" officeooo:paragraph-rsid="001ba53e" fo:background-color="#bf0041"/>
    </style:style>
    <style:style style:name="P7" style:family="paragraph" style:parent-style-name="Standard">
      <style:paragraph-properties style:writing-mode="lr-tb"/>
      <style:text-properties style:font-name="sans-serif" fo:font-size="11pt" officeooo:rsid="001b94a8" officeooo:paragraph-rsid="001eb2a7" fo:background-color="#bf0041" style:font-size-asian="11pt" style:font-size-complex="11pt"/>
    </style:style>
    <style:style style:name="P8" style:family="paragraph" style:parent-style-name="Standard">
      <style:paragraph-properties style:writing-mode="lr-tb"/>
      <style:text-properties style:font-name="sans-serif" fo:font-size="11pt" officeooo:rsid="001ba53e" officeooo:paragraph-rsid="001ba53e" fo:background-color="#bf0041" style:font-size-asian="11pt" style:font-size-complex="11pt"/>
    </style:style>
    <style:style style:name="P9" style:family="paragraph" style:parent-style-name="Standard">
      <style:paragraph-properties style:writing-mode="lr-tb"/>
      <style:text-properties style:font-name="sans-serif" fo:font-size="8pt" officeooo:rsid="001b94a8" officeooo:paragraph-rsid="001b94a8" style:font-size-asian="8pt" style:font-size-complex="8pt"/>
    </style:style>
    <style:style style:name="P10" style:family="paragraph" style:parent-style-name="Standard">
      <style:paragraph-properties style:writing-mode="lr-tb"/>
      <style:text-properties style:font-name="sans-serif" fo:font-size="8pt" officeooo:rsid="001b94a8" officeooo:paragraph-rsid="001eb2a7" style:font-size-asian="8pt" style:font-size-complex="8pt"/>
    </style:style>
    <style:style style:name="P11" style:family="paragraph" style:parent-style-name="Standard">
      <style:paragraph-properties style:writing-mode="lr-tb"/>
      <style:text-properties style:font-name="sans-serif" fo:font-size="8pt" officeooo:rsid="001b94a8" officeooo:paragraph-rsid="001eb2a7" fo:background-color="#bf0041" style:font-size-asian="8pt" style:font-size-complex="8pt"/>
    </style:style>
    <style:style style:name="P12" style:family="paragraph" style:parent-style-name="Standard">
      <style:paragraph-properties style:writing-mode="lr-tb"/>
      <style:text-properties style:font-name="sans-serif" fo:font-size="17pt" officeooo:rsid="001eb2a7" officeooo:paragraph-rsid="001eb2a7" style:font-size-asian="14.8500003814697pt" style:font-size-complex="17pt"/>
    </style:style>
    <style:style style:name="P13" style:family="paragraph" style:parent-style-name="Standard">
      <style:paragraph-properties style:writing-mode="lr-tb"/>
      <style:text-properties style:font-name="sans-serif" fo:font-size="17pt" officeooo:rsid="001eb2a7" officeooo:paragraph-rsid="001eb2a7" fo:background-color="#81d41a" style:font-size-asian="17pt" style:font-size-complex="17pt"/>
    </style:style>
    <style:style style:name="P14" style:family="paragraph" style:parent-style-name="Standard">
      <style:paragraph-properties style:writing-mode="lr-tb"/>
      <style:text-properties style:font-name="sans-serif" fo:font-size="10pt" officeooo:rsid="001b94a8" officeooo:paragraph-rsid="001eb2a7" fo:background-color="#bf0041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sans-serif" fo:font-size="17.25pt"/>
    </style:style>
    <style:style style:name="P16" style:family="paragraph" style:parent-style-name="Standard">
      <style:paragraph-properties style:writing-mode="lr-tb"/>
      <style:text-properties style:font-name="sans-serif" fo:font-size="17.25pt" officeooo:rsid="001ba53e" officeooo:paragraph-rsid="001ba53e"/>
    </style:style>
    <style:style style:name="P17" style:family="paragraph" style:parent-style-name="Standard">
      <style:paragraph-properties style:writing-mode="lr-tb"/>
      <style:text-properties style:font-name="sans-serif" fo:font-size="17.25pt" officeooo:rsid="00234461" officeooo:paragraph-rsid="00234461"/>
    </style:style>
    <style:style style:name="T1" style:family="text">
      <style:text-properties officeooo:rsid="001a59ea"/>
    </style:style>
    <style:style style:name="T2" style:family="text">
      <style:text-properties fo:font-weight="bold" officeooo:rsid="001a59ea" style:font-weight-asian="bold" style:font-weight-complex="bold"/>
    </style:style>
    <style:style style:name="T3" style:family="text">
      <style:text-properties fo:font-size="19.5pt"/>
    </style:style>
    <style:style style:name="T4" style:family="text">
      <style:text-properties fo:background-color="#bf0041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ffbf00" loext:char-shading-value="0"/>
    </style:style>
    <style:style style:name="T7" style:family="text">
      <style:text-properties officeooo:rsid="0020f2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4R_mcid1"/><text:bookmark text:name="page34R_mcid0"/><text:span text:style-name="T3">Pull</text:span> <text:span text:style-name="T3">openairinterface5G repo and install</text:span> <text:span text:style-name="T3">gNodeB</text:span><text:bookmark text:name="page34R_mcid5"/><text:bookmark text:name="page34R_mcid4"/><text:bookmark text:name="page34R_mcid3"/><text:bookmark text:name="page34R_mcid2"/><text:line-break/>For more deatailes refer the link –<text:bookmark text:name="page34R_mcid6"/><text:line-break/></text:p>
      <text:p text:style-name="P2">https://gitlab.eurecom.fr/oai/openairinterface5g/-<text:line-break/>/blob/develop/doc/TESTING_5GSA_setup.md</text:p>
      <text:p text:style-name="P1"/>
      <text:p text:style-name="P1"/>
      <text:p text:style-name="P1"/>
      <text:p text:style-name="P4"><text:span text:style-name="T6">Troubleshoot:</text:span> </text:p>
      <text:p text:style-name="P4"/>
      <text:p text:style-name="P17">Proxy seffing: </text:p>
      <text:p text:style-name="P17">gnodeb@gnodeb:~$ sudo cat /etc/apt/apt.conf</text:p>
      <text:p text:style-name="P17">Acquire::http::Proxy "http://172.27.10.67:3128/";</text:p>
      <text:p text:style-name="P17">Acquire::https::Proxy "http://172.27.10.67:3128/";</text:p>
      <text:p text:style-name="P4"/>
      <text:p text:style-name="P1">./build_oai -I --gNB -x -w USRP --verbose-compile</text:p>
      <text:p text:style-name="P1"/>
      <text:p text:style-name="P1">./build_oai -I -w USRP</text:p>
      <text:p text:style-name="P2"/>
      <text:p text:style-name="P2"><text:span text:style-name="T2">Note:-</text:span><text:span text:style-name="T1"> while you are installing in fresh machine, required to use “-i” also.</text:span></text:p>
      <text:p text:style-name="P2"/>
      <text:p text:style-name="P2">./build_oai -<text:span text:style-name="T1">i</text:span> -w USRP </text:p>
      <text:p text:style-name="P2"/>
      <text:p text:style-name="P3">to find out usrp device:</text:p>
      <text:p text:style-name="P3"/>
      <text:p text:style-name="P3"><text:span text:style-name="T5">idrbt29@idrbt29:~</text:span>/openairinterface5g/cmake_targets/ran_build/build$ <text:span text:style-name="T4">uhd_find_devices</text:span></text:p>
      <text:p text:style-name="P5"/>
      <text:p text:style-name="P6">Result:</text:p>
      <text:p text:style-name="P3">[INFO] [UHD] linux; GNU C++ version 9.4.0; Boost_107100; UHD_4.3.0.0-0ubuntu1~focal1</text:p>
      <text:p text:style-name="P3">[INFO] [B200] Loading firmware image: /usr/share/uhd/images/usrp_b200_fw.hex...</text:p>
      <text:p text:style-name="P3">--------------------------------------------------</text:p>
      <text:p text:style-name="P3">-- UHD Device 0</text:p>
      <text:p text:style-name="P3"><text:soft-page-break/>--------------------------------------------------</text:p>
      <text:p text:style-name="P3">Device Address:</text:p>
      <text:p text:style-name="P3"><text:s text:c="4"/>serial: 30E6217</text:p>
      <text:p text:style-name="P3"><text:s text:c="4"/>name: 123</text:p>
      <text:p text:style-name="P3"><text:s text:c="4"/>product: B210</text:p>
      <text:p text:style-name="P3"><text:s text:c="4"/>type: b200</text:p>
      <text:p text:style-name="P3"/>
      <text:p text:style-name="P3"/>
      <text:p text:style-name="P3"><text:span text:style-name="T5">idrbt29@idrbt29:~</text:span>/openairinterface5g/cmake_targets/ran_build/build$ <text:span text:style-name="T4">sudo uhd_images_downloader</text:span></text:p>
      <text:p text:style-name="P5"/>
      <text:p text:style-name="P6">Result:</text:p>
      <text:p text:style-name="P6"/>
      <text:p text:style-name="P8">00006 kB / 00006 kB (100%) usrp1_b100_fw_default-g6bea23d.zip</text:p>
      <text:p text:style-name="P8">00017 kB / 00017 kB (100%) octoclock_octoclock_fw_default-g14000041.zip</text:p>
      <text:p text:style-name="P8">04839 kB / 04839 kB (100%) usb_common_windrv_default-g14000041.zip</text:p>
      <text:p text:style-name="P8">[INFO] Images download complete.</text:p>
      <text:p text:style-name="P5"/>
      <text:p text:style-name="P9"/>
      <text:p text:style-name="P12">Chance Core ip and gNB IP using this path and command: </text:p>
      <text:p text:style-name="P12"/>
      <text:p text:style-name="P3"><text:span text:style-name="T5">idrbt29@idrbt29:</text:span>~/openairinterface5g/cmake_targets/ran_build/build$ <text:span text:style-name="T4">vi ../../../targets/PROJECTS/GENERIC-NR-5GC/CONF/gnb.sa.band78.fr1.106PRB.usrpb210.conf</text:span></text:p>
      <text:p text:style-name="P10"/>
      <text:p text:style-name="P14">Vi ../../../targets/PROJECTS/GENERIC-NR-5GC/CONF/gnb.sa.band78.fr1.106PRB.usrpb210.conf</text:p>
      <text:p text:style-name="P11"/>
      <text:p text:style-name="P13"/>
      <text:p text:style-name="P13">Result: </text:p>
      <text:p text:style-name="P13"/>
      <text:p text:style-name="P7"><text:s/>////////// AMF parameters:</text:p>
      <text:p text:style-name="P7"><text:s text:c="4"/>amf_ip_address <text:s text:c="5"/>= ( { ipv4 <text:s text:c="6"/>= "192.168.138.<text:span text:style-name="T7">132</text:span>";</text:p>
      <text:p text:style-name="P7"><text:s text:c="30"/>ipv6 <text:s text:c="6"/>= "192:168:30::17";</text:p>
      <text:p text:style-name="P7"><text:s text:c="30"/>active <text:s text:c="4"/>= "yes";</text:p>
      <text:p text:style-name="P7"><text:s text:c="30"/>preference = "ipv4";</text:p>
      <text:p text:style-name="P7"><text:s text:c="28"/>}</text:p>
      <text:p text:style-name="P7"><text:s text:c="26"/>);</text:p>
      <text:p text:style-name="P7"/>
      <text:p text:style-name="P7"/>
      <text:p text:style-name="P7"><text:s text:c="4"/>NETWORK_INTERFACES :</text:p>
      <text:p text:style-name="P7"><text:s text:c="4"/>{</text:p>
      <text:p text:style-name="P7"><text:s text:c="8"/>GNB_INTERFACE_NAME_FOR_NG_AMF <text:s text:c="11"/>= "demo-oai";</text:p>
      <text:p text:style-name="P7"><text:soft-page-break/><text:s text:c="8"/>GNB_IPV4_ADDRESS_FOR_NG_AMF <text:s text:c="13"/>= "192.168.138.109/24";</text:p>
      <text:p text:style-name="P7"><text:s text:c="8"/>GNB_INTERFACE_NAME_FOR_NGU <text:s text:c="14"/>= "demo-oai";</text:p>
      <text:p text:style-name="P7"><text:s text:c="8"/>GNB_IPV4_ADDRESS_FOR_NGU <text:s text:c="16"/>= "192.168.138.109/24";</text:p>
      <text:p text:style-name="P7"><text:s text:c="8"/>GNB_PORT_FOR_S1U <text:s text:c="24"/>= 2152; # Spec 21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17:14:56.562897294</meta:creation-date>
    <meta:editing-duration>PT12M31S</meta:editing-duration>
    <meta:editing-cycles>4</meta:editing-cycles>
    <meta:generator>LibreOffice/6.0.7.3$Linux_X86_64 LibreOffice_project/00m0$Build-3</meta:generator>
    <dc:date>2023-02-09T09:50:53.141083834</dc:date>
    <meta:document-statistic meta:table-count="0" meta:image-count="0" meta:object-count="0" meta:page-count="3" meta:paragraph-count="48" meta:word-count="182" meta:character-count="2291" meta:non-whitespace-character-count="1840"/>
  </office:meta>
</office:document-meta>
</file>